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997cm" style:rel-column-width="7697*"/>
    </style:style>
    <style:style style:name="Tabelle1.B" style:family="table-column">
      <style:table-column-properties style:column-width="4.004cm" style:rel-column-width="15435*"/>
    </style:style>
    <style:style style:name="Tabelle1.C" style:family="table-column">
      <style:table-column-properties style:column-width="6.602cm" style:rel-column-width="25451*"/>
    </style:style>
    <style:style style:name="Tabelle1.D" style:family="table-column">
      <style:table-column-properties style:column-width="2.094cm" style:rel-column-width="8071*"/>
    </style:style>
    <style:style style:name="Tabelle1.E" style:family="table-column">
      <style:table-column-properties style:column-width="2.304cm" style:rel-column-width="888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997cm" style:rel-column-width="7697*"/>
    </style:style>
    <style:style style:name="Tabelle2.B" style:family="table-column">
      <style:table-column-properties style:column-width="4.004cm" style:rel-column-width="15435*"/>
    </style:style>
    <style:style style:name="Tabelle2.C" style:family="table-column">
      <style:table-column-properties style:column-width="6.602cm" style:rel-column-width="25451*"/>
    </style:style>
    <style:style style:name="Tabelle2.D" style:family="table-column">
      <style:table-column-properties style:column-width="2.094cm" style:rel-column-width="8071*"/>
    </style:style>
    <style:style style:name="Tabelle2.E" style:family="table-column">
      <style:table-column-properties style:column-width="2.304cm" style:rel-column-width="888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1921" officeooo:paragraph-rsid="00101921"/>
    </style:style>
    <style:style style:name="P2" style:family="paragraph" style:parent-style-name="Standard">
      <style:text-properties officeooo:rsid="00101921" officeooo:paragraph-rsid="0010cccd"/>
    </style:style>
    <style:style style:name="P3" style:family="paragraph" style:parent-style-name="Text_20_body">
      <style:text-properties officeooo:paragraph-rsid="00101921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officeooo:paragraph-rsid="0010cccd" style:font-weight-asian="normal" style:font-weight-complex="normal"/>
    </style:style>
    <style:style style:name="P8" style:family="paragraph" style:parent-style-name="Table_20_Contents">
      <style:text-properties fo:font-weight="normal" officeooo:rsid="0010cccd" officeooo:paragraph-rsid="0010cccd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weight="normal" officeooo:paragraph-rsid="0010cccd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paragraph-rsid="0010cccd" style:font-weight-asian="normal" style:font-weight-complex="normal"/>
    </style:style>
    <style:style style:name="P11" style:family="paragraph" style:parent-style-name="Heading_20_1">
      <style:text-properties officeooo:rsid="00101921" officeooo:paragraph-rsid="001019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O</text:text-input></text:p>
      <text:h text:style-name="P11" text:outline-level="1">Arbeitsbericht <text:text-input text:description="&lt;o.name&gt;">name</text:text-input></text:h>
      <text:p text:style-name="P3"><text:text-input text:description="&lt;if test='o.description'&gt;">IF description</text:text-input></text:p>
      <text:p text:style-name="P3"><text:text-input text:description="&lt;o.description&gt;">description</text:text-input></text:p>
      <text:p text:style-name="P1"><text:text-input text:description="&lt;/if&gt;">END IF</text:text-input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">Datum</text:p>
          </table:table-cell>
          <table:table-cell table:style-name="Tabelle1.A1" office:value-type="string">
            <text:p text:style-name="P4">Mitarbeiter</text:p>
          </table:table-cell>
          <table:table-cell table:style-name="Tabelle1.A1" office:value-type="string">
            <text:p text:style-name="P4">Beschreibung</text:p>
          </table:table-cell>
          <table:table-cell table:style-name="Tabelle1.A1" office:value-type="string">
            <text:p text:style-name="P5">Menge</text:p>
          </table:table-cell>
          <table:table-cell table:style-name="Tabelle1.E1" office:value-type="string">
            <text:p text:style-name="P6">Einheit</text:p>
          </table:table-cell>
        </table:table-row>
      </table:table>
      <text:p text:style-name="P1"><text:text-input text:description="&lt;for each=&quot;l in o.analytic_line_ids&quot;&gt;">FOR EACH 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7"><text:text-input text:description="&lt;formatLang(l.date,date=True)&gt;">date</text:text-input></text:p>
          </table:table-cell>
          <table:table-cell table:style-name="Tabelle2.A1" office:value-type="string">
            <text:p text:style-name="P8"><text:text-input text:description="&lt;l.user_id.name&gt;">user</text:text-input></text:p>
          </table:table-cell>
          <table:table-cell table:style-name="Tabelle2.A1" office:value-type="string">
            <text:p text:style-name="P7"><text:text-input text:description="&lt;l.name&gt;">name</text:text-input></text:p>
          </table:table-cell>
          <table:table-cell table:style-name="Tabelle2.A1" office:value-type="string">
            <text:p text:style-name="P9"><text:text-input text:description="&lt;formatLang(l.unit_amount)&gt;">amount</text:text-input></text:p>
          </table:table-cell>
          <table:table-cell table:style-name="Tabelle2.E1" office:value-type="string">
            <text:p text:style-name="P10"><text:text-input text:description="&lt;l.product_uom_id.name&gt;">uom</text:text-input></text:p>
          </table:table-cell>
        </table:table-row>
      </table:table>
      <text:p text:style-name="P2"><text:text-input text:description="&lt;/for&gt;">END FOR</text:text-input></text:p>
      <text:p text:style-name="P1"><text:text-input text:description="&lt;/for&gt;">END FOR</text:text-inpu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ellen_20_Inhalt_20__28_kleiner_29_" style:display-name="Tabellen Inhalt (kleiner)" style:family="paragraph" style:parent-style-name="Table_20_Contents" style:next-style-name="Table_20_Contents"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1:16:25.214155300</meta:creation-date>
    <dc:date>2014-10-23T13:26:29.560061611</dc:date>
    <meta:editing-duration>PT13M16S</meta:editing-duration>
    <meta:editing-cycles>2</meta:editing-cycles>
    <meta:generator>LibreOffice/4.2.6.3$Linux_X86_64 LibreOffice_project/420m0$Build-3</meta:generator>
    <meta:document-statistic meta:table-count="2" meta:image-count="0" meta:object-count="0" meta:page-count="1" meta:paragraph-count="18" meta:word-count="53" meta:character-count="171" meta:non-whitespace-character-count="162"/>
  </office:meta>
</office:document-meta>
</file>